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900000272302074E90D0863F8.png" manifest:media-type="image/png"/>
  <manifest:file-entry manifest:full-path="Pictures/100002010000035F0000023F7489415907226538.png" manifest:media-type="image/png"/>
  <manifest:file-entry manifest:full-path="Pictures/10000201000002CA000001FD874B505BA79A0EE4.png" manifest:media-type="image/png"/>
  <manifest:file-entry manifest:full-path="Pictures/100002010000055E00000400A5FFF0877667ABF5.png" manifest:media-type="image/png"/>
  <manifest:file-entry manifest:full-path="Pictures/100002010000032C000002252B64489354F346C5.png" manifest:media-type="image/png"/>
  <manifest:file-entry manifest:full-path="Pictures/10000201000002F30000019ED30976834B5F9641.png" manifest:media-type="image/png"/>
  <manifest:file-entry manifest:full-path="Pictures/100002010000031A00000255F4A586ACF5FCAEF9.png" manifest:media-type="image/png"/>
  <manifest:file-entry manifest:full-path="Pictures/100002010000033E00000223723894C7F33A087C.png" manifest:media-type="image/png"/>
  <manifest:file-entry manifest:full-path="Pictures/10000201000002D10000022317C677D4A3239B87.png" manifest:media-type="image/png"/>
  <manifest:file-entry manifest:full-path="Pictures/10000201000003620000024BEE65223AFF47993D.png" manifest:media-type="image/png"/>
  <manifest:file-entry manifest:full-path="Pictures/100002010000030E00000242DB7A29B298EC8D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2.965cm" svg:height="18.128cm" svg:x="3cm" svg:y="2.5cm">
          <draw:image xlink:href="Pictures/100002010000031900000272302074E90D0863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4.236cm" svg:height="18.062cm" svg:x="1.911cm" svg:y="1.47cm">
          <draw:image xlink:href="Pictures/100002010000055E00000400A5FFF0877667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43cm" svg:height="15.841cm" svg:x="3cm" svg:y="1.659cm">
          <draw:image xlink:href="Pictures/100002010000032C000002252B64489354F346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t's a NUMBER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4.64cm" svg:height="9.647cm" svg:x="6.709cm" svg:y="5.677cm">
          <draw:image xlink:href="Pictures/100002010000033E00000223723894C7F33A08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Lack of Transparency/ Infos reduced the possible value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4.004cm" svg:height="10.529cm" svg:x="7cm" svg:y="6.5cm">
          <draw:image xlink:href="Pictures/100002010000031A00000255F4A586ACF5FCAE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3.373cm" svg:height="15.571cm" svg:x="2.627cm" svg:y="2.929cm">
          <draw:image xlink:href="Pictures/100002010000035F0000023F74894159072265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8.222cm" svg:height="13.823cm" svg:x="7.67cm" svg:y="5.677cm">
          <draw:image xlink:href="Pictures/10000201000002D10000022317C677D4A3239B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9.325cm" svg:height="13.776cm" svg:x="4cm" svg:y="2.5cm">
          <draw:image xlink:href="Pictures/10000201000002CA000001FD874B505BA79A0E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2.162cm" svg:height="12.15cm" svg:x="2cm" svg:y="4.5cm">
          <draw:image xlink:href="Pictures/10000201000002F30000019ED30976834B5F96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24.604cm" svg:height="16.676cm" svg:x="0.896cm" svg:y="1.824cm">
          <draw:image xlink:href="Pictures/10000201000003620000024BEE65223AFF4799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ver Selected chapter for it could kill if thrown from the 3rd Floor.</text:p>
          </draw:text-box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draw:frame draw:style-name="gr2" draw:text-style-name="P2" draw:layer="layout" svg:width="19.925cm" svg:height="14.726cm" svg:x="5.075cm" svg:y="4cm">
          <draw:image xlink:href="Pictures/100002010000030E00000242DB7A29B298EC8D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5M56S</meta:editing-duration>
    <meta:editing-cycles>19</meta:editing-cycles>
    <meta:generator>Trio_Office/6.2.8.2$Windows_x86 LibreOffice_project/</meta:generator>
    <dc:date>2023-03-25T20:55:02.986000000</dc:date>
    <meta:document-statistic meta:object-count="76"/>
  </office:meta>
</office:document-meta>
</file>